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_20__28_var_29_" svg:stroke-width="0.051cm" draw:marker-start-width="0.584cm" draw:marker-end="Rounded_20_short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_20__28_var_29_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_20__28_var_29_" svg:stroke-width="0.051cm" draw:marker-start-width="0.584cm" draw:marker-end="Short_20_line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tyle="italic" style:font-style-asian="italic" style:font-style-complex="italic"/>
    </style:style>
    <style:style style:name="P3" style:family="paragraph"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2cm" svg:x="16.3cm" svg:y="10.5cm">
          <text:p text:style-name="P1"><text:span text:style-name="T1">Abstrac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1.2cm" svg:x="15cm" svg:y="13.6cm">
          <text:p text:style-name="P1"><text:span text:style-name="T2">HashMa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2cm" svg:height="1.5cm" svg:x="16.2cm" svg:y="4.6cm">
          <text:p text:style-name="P1"><text:span text:style-name="T3">&lt;&lt;interface&gt;&gt; </text:span></text:p>
          <text:p text:style-name="P1"><text:span text:style-name="T3">Map</text:span></text:p>
          <draw:enhanced-geometry svg:viewBox="0 0 21600 21600" draw:type="rectangle" draw:enhanced-path="M 0 0 L 21600 0 21600 21600 0 21600 0 0 Z N"/>
        </draw:custom-shape>
        <draw:line draw:style-name="gr3" draw:layer="layout" svg:x1="19cm" svg:y1="10.5cm" svg:x2="19cm" svg:y2="6.1cm">
          <text:p/>
        </draw:line>
        <draw:line draw:style-name="gr4" draw:layer="layout" svg:x1="16.7cm" svg:y1="13.5cm" svg:x2="16.7cm" svg:y2="11.7cm">
          <text:p/>
        </draw:line>
        <draw:custom-shape draw:style-name="gr2" draw:text-style-name="P3" draw:layer="layout" svg:width="4.7cm" svg:height="1.2cm" svg:x="18.8cm" svg:y="13.6cm">
          <text:p text:style-name="P1"><text:span text:style-name="T2">TreeMap</text:span></text:p>
          <draw:enhanced-geometry svg:viewBox="0 0 21600 21600" draw:type="rectangle" draw:enhanced-path="M 0 0 L 21600 0 21600 21600 0 21600 0 0 Z N"/>
        </draw:custom-shape>
        <draw:line draw:style-name="gr4" draw:layer="layout" svg:x1="20.3cm" svg:y1="13.5cm" svg:x2="20.3cm" svg:y2="11.7cm">
          <text:p/>
        </draw:line>
        <draw:line draw:style-name="gr3" draw:layer="layout" svg:x1="22.5cm" svg:y1="13.5cm" svg:x2="22.5cm" svg:y2="9cm">
          <text:p/>
        </draw:line>
        <draw:line draw:style-name="gr5" draw:layer="layout" svg:x1="20.5cm" svg:y1="7.5cm" svg:x2="20.5cm" svg:y2="6cm">
          <text:p/>
        </draw:line>
        <draw:custom-shape draw:style-name="gr1" draw:text-style-name="P4" draw:layer="layout" svg:width="5.2cm" svg:height="1.5cm" svg:x="20cm" svg:y="7.5cm">
          <text:p text:style-name="P1"><text:span text:style-name="T3">&lt;&lt;interface&gt;&gt; </text:span></text:p>
          <text:p text:style-name="P1"><text:span text:style-name="T3">SortedMa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2cm" svg:height="1.5cm" svg:x="8.5cm" svg:y="4.5cm">
          <text:p text:style-name="P1"><text:span text:style-name="T3">&lt;&lt;interface&gt;&gt; </text:span></text:p>
          <text:p text:style-name="P1"><text:span text:style-name="T3">Map.Ent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2cm" svg:height="1.5cm" svg:x="8.5cm" svg:y="10.4cm">
          <text:p text:style-name="P1"><text:span text:style-name="T3">AbstractMap.Entry</text:span></text:p>
          <draw:enhanced-geometry svg:viewBox="0 0 21600 21600" draw:type="rectangle" draw:enhanced-path="M 0 0 L 21600 0 21600 21600 0 21600 0 0 Z N"/>
        </draw:custom-shape>
        <draw:line draw:style-name="gr3" draw:layer="layout" svg:x1="10.9cm" svg:y1="10.5cm" svg:x2="10.9cm" svg:y2="6.1cm">
          <text:p/>
        </draw:line>
        <draw:line draw:style-name="gr6" draw:layer="layout" svg:x1="16.3cm" svg:y1="5.3cm" svg:x2="13.8cm" svg:y2="5.3cm">
          <text:p/>
        </draw:line>
        <draw:line draw:style-name="gr6" draw:layer="layout" svg:x1="16.3cm" svg:y1="11.2cm" svg:x2="13.8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18</meta:editing-cycles>
    <meta:generator>LibreOffice/3.6$Linux_X86_64 LibreOffice_project/360m1$Build-2</meta:generator>
    <dc:date>2013-09-17T20:27:26</dc:date>
    <meta:document-statistic meta:object-count="15"/>
  </office:meta>
</office:document-meta>
</file>